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5D0000060721F6E3A419E890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68cm" svg:height="14.872cm" svg:x="1.039cm" svg:y="2.5cm">
          <draw:image xlink:href="Pictures/100000000000075D0000060721F6E3A419E8907B.png" xlink:type="simple" xlink:show="embed" xlink:actuate="onLoad">
            <text:p/>
          </draw:image>
        </draw:frame>
        <draw:frame draw:style-name="gr2" draw:text-style-name="P2" draw:layer="layout" svg:width="6.818cm" svg:height="0.962cm" svg:x="12.482cm" svg:y="1.1cm">
          <draw:text-box>
            <text:p>Activated by LOGOUT</text:p>
          </draw:text-box>
        </draw:frame>
        <draw:line draw:style-name="gr3" draw:text-style-name="P3" draw:layer="layout" svg:x1="17.8cm" svg:y1="2cm" svg:x2="17.8cm" svg:y2="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07-13T16:35:42.454000000</dc:date>
    <meta:editing-duration>PT6H45M24S</meta:editing-duration>
    <meta:editing-cycles>15</meta:editing-cycles>
    <meta:generator>LibreOffice/5.2.4.2$Windows_x86 LibreOffice_project/3d5603e1122f0f102b62521720ab13a38a4e0eb0</meta:generator>
    <meta:document-statistic meta:object-count="3"/>
  </office:meta>
</office:document-meta>
</file>